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sti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s</text:p>
          </table:table-cell>
          <table:table-cell/>
        </table:table-row>
        <table:table-row table:style-name="ro1">
          <table:table-cell office:value-type="string" calcext:value-type="string">
            <text:p>sl 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ditional GAN generation strategy. Should we use an auxiliary classifier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nd video generation through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aluation metric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se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the approach of direct voice to video conversion, instead of text?</text:p>
          </table:table-cell>
        </table:table-row>
      </table:table>
      <table:table table:name="Approach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0:54:08.222760167</meta:creation-date>
    <dc:date>2020-03-01T11:08:45.603755722</dc:date>
    <meta:editing-duration>PT14M41S</meta:editing-duration>
    <meta:editing-cycles>2</meta:editing-cycles>
    <meta:generator>LibreOffice/5.1.6.2$Linux_X86_64 LibreOffice_project/10m0$Build-2</meta:generator>
    <meta:document-statistic meta:table-count="2" meta:cell-count="14" meta:object-count="0"/>
  </office:meta>
</office:document-meta>
</file>